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3.226cm" table:align="right"/>
    </style:style>
    <style:style style:name="Tabla1.A" style:family="table-column">
      <style:table-column-properties style:column-width="10.04cm"/>
    </style:style>
    <style:style style:name="Tabla1.B" style:family="table-column">
      <style:table-column-properties style:column-width="1.087cm"/>
    </style:style>
    <style:style style:name="Tabla1.C" style:family="table-column">
      <style:table-column-properties style:column-width="1.102cm"/>
    </style:style>
    <style:style style:name="Tabla1.D" style:family="table-column">
      <style:table-column-properties style:column-width="0.997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05830"/>
    </style:style>
    <style:style style:name="P2" style:family="paragraph" style:parent-style-name="Standard">
      <style:text-properties fo:font-weight="bold" officeooo:rsid="00005830" officeooo:paragraph-rsid="0000583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cc0e" officeooo:paragraph-rsid="0001cc0e" style:font-weight-asian="bold" style:font-weight-complex="bold"/>
    </style:style>
    <style:style style:name="P4" style:family="paragraph" style:parent-style-name="Table_20_Contents">
      <style:text-properties officeooo:rsid="0001cc0e" officeooo:paragraph-rsid="0001cc0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0246ed" officeooo:paragraph-rsid="000246ed"/>
    </style:style>
    <style:style style:name="P7" style:family="paragraph" style:parent-style-name="Table_20_Contents">
      <style:paragraph-properties fo:text-align="center" style:justify-single-word="false"/>
      <style:text-properties officeooo:rsid="000246ed" officeooo:paragraph-rsid="000246e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1cc0e" officeooo:paragraph-rsid="0001cc0e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005830"/>
    </style:style>
    <style:style style:name="T2" style:family="text">
      <style:text-properties officeooo:rsid="000246e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ómputo neuromórfico</text:p>
      <text:p text:style-name="P1"><text:span text:style-name="T1">El cómputo neuromórfico es una rama de la ingeniería y la informática que se inspira en la estructura y el funcionamiento del cerebro humano para diseñar y construir sistemas de procesamiento de información. </text:span>En el corazón del cómputo neuromórfico se encuentran las redes neuronales pulsantes, que son modelos de redes neuronales que procesan información en forma de picos de actividad eléctrica, o pulsos. Estos modelos son más biológicamente realistas que las redes neuronales tradicionales utilizadas en el aprendizaje profundo.</text:p>
      <text:p text:style-name="P1"/>
      <text:p text:style-name="P1"/>
      <text:p text:style-name="P1"/>
      <text:p text:style-name="P1"><text:span text:style-name="T1">E</text:span>l nodo tecnológico de SKY130 es crucial para avanzar en el desarrollo de tecnologías emergentes como el cómputo neuromórfico, debido a su accesibilidad, compatibilidad con CMOS, y su capacidad para fomentar la innovación a través de un ecosistema de diseño abierto. Su impacto se extiende desde la reducción de costos y la aceleración de la investigación hasta la educación y la formación de futuros profesionales en la industria de los semiconductores.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8">Actividad</text:p>
          </table:table-cell>
          <table:table-cell table:style-name="Tabla1.A1" office:value-type="string">
            <text:p text:style-name="P8">2023</text:p>
          </table:table-cell>
          <table:table-cell table:style-name="Tabla1.C1" table:number-columns-spanned="2" office:value-type="string">
            <text:p text:style-name="P3">2024</text:p>
          </table:table-cell>
          <table:covered-table-cell/>
        </table:table-row>
        <table:table-row>
          <table:covered-table-cell table:style-name="Tabla1.A1"/>
          <table:table-cell table:style-name="Tabla1.B2" office:value-type="string">
            <text:p text:style-name="P8">B23</text:p>
          </table:table-cell>
          <table:table-cell table:style-name="Tabla1.B2" office:value-type="string">
            <text:p text:style-name="P8"><text:s/>A24</text:p>
          </table:table-cell>
          <table:table-cell table:style-name="Tabla1.D2" office:value-type="string">
            <text:p text:style-name="P8">B24</text:p>
          </table:table-cell>
        </table:table-row>
        <table:table-row>
          <table:table-cell table:style-name="Tabla1.B2" office:value-type="string">
            <text:p text:style-name="P4">Asignaturas del plan de estudio.</text:p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B2" office:value-type="string">
            <text:p text:style-name="P4">Investigación del estado del arte.</text:p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B2" office:value-type="string">
            <text:p text:style-name="P4"><text:span text:style-name="T2">Entendimiento</text:span> de la herramienta de Xschem y NGSPICE.</text:p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B2" office:value-type="string">
            <text:p text:style-name="P6">Comprensión del modelo de memristor de SKY130.</text:p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B2" office:value-type="string">
            <text:p text:style-name="P6">Simulación de sinapsis memristiva.</text:p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B2" office:value-type="string">
            <text:p text:style-name="P6">Simulación de arreglos de barras cruzadas.</text:p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B2" office:value-type="string">
            <text:p text:style-name="P6">Entrenamiento e inferencia de la red neuronal.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B2" office:value-type="string">
            <text:p text:style-name="P6">Diseño <text:span text:style-name="T3">layout.</text:span>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B2" office:value-type="string">
            <text:p text:style-name="P6">Simulación <text:span text:style-name="T3">post layout.</text:span>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B2" office:value-type="string">
            <text:p text:style-name="P6">Elaboración de la tesis escrita.</text:p>
          </table:table-cell>
          <table:table-cell table:style-name="Tabla1.B2" office:value-type="string">
            <text:p text:style-name="P7">X</text:p>
          </table:table-cell>
          <table:table-cell table:style-name="Tabla1.B2" office:value-type="string">
            <text:p text:style-name="P7">X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B2" office:value-type="string">
            <text:p text:style-name="P6">Examen a puerta cerrada.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B2" office:value-type="string">
            <text:p text:style-name="P6">Examen de grado.</text:p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D2" office:value-type="string">
            <text:p text:style-name="P7">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5:24:47.827319497</meta:creation-date>
    <dc:date>2024-06-12T18:15:13.753512087</dc:date>
    <meta:editing-duration>PT7M55S</meta:editing-duration>
    <meta:editing-cycles>1</meta:editing-cycles>
    <meta:document-statistic meta:table-count="1" meta:image-count="0" meta:object-count="0" meta:page-count="1" meta:paragraph-count="44" meta:word-count="240" meta:character-count="1449" meta:non-whitespace-character-count="1252"/>
    <meta:generator>LibreOffice/7.3.7.2$Linux_X86_64 LibreOffice_project/30$Build-2</meta:generator>
  </office:meta>
</office:document-meta>
</file>